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6000002CAC95F34523A5007FD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2.793cm" svg:height="14.451cm" svg:x="0.499cm" svg:y="0.5cm">
          <draw:image xlink:href="Pictures/1000000100000466000002CAC95F34523A5007FD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3.79cm" fo:page-height="15.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11:28.584727007</dc:date>
    <meta:editing-duration>PT19H1M28S</meta:editing-duration>
    <meta:editing-cycles>23</meta:editing-cycles>
    <meta:generator>LibreOffice/7.4.1.2$Linux_X86_64 LibreOffice_project/40$Build-2</meta:generator>
    <meta:document-statistic meta:object-count="1"/>
  </office:meta>
</office:document-meta>
</file>